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2.0pt" fo:color="#c27e65" fo:background-color="#181818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ata:image/png;base64,iVBORw0KGgoAAAANSUhEUgAAADIAAAAyCAYAAAAeP4ixAAAACXBIWXMAAAsTAAALEwEAmpwYAAAEx0lEQVR4nO2aXagVVRTHx+4tu+pNH7LC0ELRIMonK0wJKvuEUAjBNAx6iHrR7KUEobLs3gyRAoPoIYp6CCzxI6kwAqFEUaLCSkKt1IwTmJ9lQf1ief6T2znzsWbOnHMh/D/dM3t97P/M3mutvfaNovP4nwGYBjwHfAQcAI4DfwM/AmuAscBlwKvATxo7BuwD1gGLbHwoCcwCdlCMb4HvCmT+AAaA4d0kcAHwMvCPJnEEeA24H5gEXAJcBEwFdgeT3a1nNtYPXC2dt4DTktkOjOkWEZu04S9gOTAqR3ZBQGR+jtwkkTB8Yi+rYwTkcPYZV819cItD/hrOYkqB7KjgCz5U68QTb+x54Gc5esCpNyYgMtohP0eyDWA1cGOd+2F5sIYNe8t8+liphL+9nIvNwIR2SPQCa4OoMmhLpYIdN5EYwERgicJ1HFBui6oAWCUjvwA3VDJSkUhi37whEyeBGVEZADMVXu1L3BQ8t9D5ovZKQ3/31kFEK2Al8CtwSHnF/A3TfkEJ1x+egc+l+EziuS2vJAZqImIvJYkXNNYDfKpnr3hJTA3W5YjEmL0pw83AvSmOWyZNedxjS0h/HwrsXKvy5ndXSaO6ybAmZSwmMkMlSieI3B4QOZiwtV7PH/MQ2SLhOSljtm4zl1YeEYfftGW7IiHzsJ6v8xA5KOGW2K3NN6Av05DznpqIxJu9oTmsMH8JGVtehj0eIhapDH2Fwq26lYk47ffL3AmPsG0mV0mRopuJqpMPYcFH5k5FRQiy6fWFwt0nMlnm9nuEN0l4bk3O05ZbmFj/S35Rsa2FMveex/GTEn7bm30rEBnMSn55MAKSXRSVOEMcTR4987JvSSJhYm1JfmkArtBhzpLiuFShFKXPqmTfEkQagZ04sTYK7CyV3AcuElJ6omr2bWNpDebY6FHXxXBfmdLZqkzDsrLZ10mkN1ElDORV0TQbGvExeKNVxB4iT0lhU5Xs6yHiGUsCGB9UHQ96FHZJeGZUA+oikmh+bI2KoA4JeW2eFJ1C5OmV8DNaKr95hE9JeGy3iHj1gZH6edIzqR2lokMby6cCkcn6uc8zqcUS3ult+1QlUtY28Lh+rvcoXgx8I4V3PY3lbhABxgUVwTyv8gTgByl9ZYrhAWqIiByo1BsGrgI+DAxZeT89Ja+E9VdLeyiLiLcA5Vy8Y4er0m9Dhqxlavg+5ehpE0lipZOIqwDl7N3K05UIBIZel6FHUsbC4s/qr5bij2LkFqA0W6eGje0S+UKGxhe0h7JaOLRTgNLcry0vqAqRPTJ0qbM9lGzhnEGKrqsApVkwGo60S2SDDC0saA9ltXCyiLgKUOAumdjWLpF58acFrqugn0rEqXulLlMNj1axERobFrQqrVX0kl0zeMNgGSI0a6mJOjWu0nHbsBW4sC0icjBcd+Z2Xg5xuOiQ4yGilxVf6yWxtvabXjUmngU+tlJajm51NNRyO5dmQzKnlTe2aP9Mq5VAhvO5cv51VskfbFTDHRkylwe13eyOTzzj4nJzsMSW2e2WDj99wJ1BvWbYL2J9kplu2TpIqu+7zuIdItOvZkAeNgTBIgvWeBs5JCQShO4G3lSotEjzp6rmxWrl9OifZ77U2FHJ2kXnrKGe/3lEHcC/O0SGkRoy2gwAAAAASUVORK5CYII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